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3pt"/>
    </style:style>
    <style:style style:name="T1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2cm" svg:height="7.5cm" svg:x="3cm" svg:y="10cm">
          <text:p text:style-name="P1"><text:span text:style-name="T1">VBLANK</text:span> (40 linhas)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OVERSCAN</text:span> (30 linha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cm" svg:height="5cm" svg:x="3cm" svg:y="11.5cm">
          <text:p text:style-name="P1"><text:span text:style-name="T1">IMAGEM</text:span> (192 linhas)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9cm" svg:y="18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cm" svg:y="19.5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8.308cm" svg:height="0.78cm" svg:x="10cm" svg:y="18.6cm">
          <draw:text-box>
            <text:p text:style-name="P3">Área onde o jogo monta a imagem</text:p>
          </draw:text-box>
        </draw:frame>
        <draw:frame draw:style-name="gr5" draw:text-style-name="P3" draw:layer="layout" svg:width="9.155cm" svg:height="0.78cm" svg:x="10.045cm" svg:y="19.62cm">
          <draw:text-box>
            <text:p text:style-name="P3">Área onde o jogo faz o processamento</text:p>
          </draw:text-box>
        </draw:frame>
        <draw:line draw:style-name="gr6" draw:text-style-name="P2" draw:layer="layout" svg:x1="16.5cm" svg:y1="10cm" svg:x2="16.5cm" svg:y2="17.5cm">
          <text:p/>
        </draw:line>
        <draw:frame draw:style-name="gr5" draw:text-style-name="P3" draw:layer="layout" svg:width="2.801cm" svg:height="1.309cm" svg:x="16.699cm" svg:y="13.191cm">
          <draw:text-box>
            <text:p text:style-name="P3">Caminho </text:p>
            <text:p text:style-name="P3">do elétr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andre</meta:initial-creator>
    <meta:creation-date>2007-03-11T17:51:31</meta:creation-date>
    <dc:creator>andre</dc:creator>
    <dc:date>2007-03-11T17:58:44</dc:date>
    <dc:language>pt-BR</dc:language>
    <meta:editing-cycles>3</meta:editing-cycles>
    <meta:editing-duration>PT7M15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